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2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2">
          <table:table-cell table:style-name="ce2"/>
          <table:table-cell table:style-name="ce6"/>
          <table:table-cell table:style-name="ce2"/>
        </table:table-row>
        <table:table-row table:style-name="ro2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 office:value-type="string">
            <text:p>Drafted</text:p>
          </table:table-cell>
        </table:table-row>
        <table:table-row table:style-name="ro2">
          <table:table-cell table:style-name="ce4" office:value-type="date" office:date-value="2010-09-14">
            <text:p>09/14/10</text:p>
          </table:table-cell>
          <table:table-cell office:value-type="string">
            <text:p>DBNS: When/why? Chains vs Representations. Encoding. <text:s/>Sublinearity.</text:p>
          </table:table-cell>
          <table:table-cell/>
        </table:table-row>
        <table:table-row table:style-name="ro2">
          <table:table-cell table:style-name="ce4" office:value-type="date" office:date-value="2010-09-15">
            <text:p>09/15/10</text:p>
          </table:table-cell>
          <table:table-cell office:value-type="string" table:number-columns-spanned="1" table:number-rows-spanned="5"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/>
        </table:table-row>
        <table:table-row table:style-name="ro2">
          <table:table-cell table:style-name="ce4" office:value-type="date" office:date-value="2010-09-16">
            <text:p>09/16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17">
            <text:p>09/1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0">
            <text:p>09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1">
            <text:p>09/21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2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2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2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2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2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2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2">
          <table:table-cell table:style-name="ce4" office:value-type="date" office:date-value="2010-10-07">
            <text:p>10/07/10</text:p>
          </table:table-cell>
          <table:table-cell office:value-type="string">
            <text:p>Results of GCD (Partial / Full, when / why, difference)</text:p>
          </table:table-cell>
          <table:table-cell/>
        </table:table-row>
        <table:table-row table:style-name="ro2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2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2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2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2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2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2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0-22">
            <text:p>10/22/10</text:p>
          </table:table-cell>
          <table:table-cell table:style-name="ce10" office:value-type="string" table:number-columns-spanned="1" table:number-rows-spanned="2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2">
          <table:table-cell table:style-name="ce4" office:value-type="date" office:date-value="2010-10-25">
            <text:p>10/25/10</text:p>
          </table:table-cell>
          <table:covered-table-cell table:style-name="ce10"/>
          <table:table-cell/>
        </table:table-row>
        <table:table-row table:style-name="ro2">
          <table:table-cell table:style-name="ce4" office:value-type="date" office:date-value="2010-10-26">
            <text:p>10/26/10</text:p>
          </table:table-cell>
          <table:table-cell office:value-type="string">
            <text:p>Summarize chapter</text:p>
          </table:table-cell>
          <table:table-cell/>
        </table:table-row>
        <table:table-row table:style-name="ro2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2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2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2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2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2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2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2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2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2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2" table:number-rows-repeated="6548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3">09/13/2010</text:date>, <text:time>16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13T16:57:03</dc:date>
    <meta:editing-duration>PT12H03M54S</meta:editing-duration>
    <meta:editing-cycles>17</meta:editing-cycles>
    <meta:generator>OpenOffice.org/3.2$Unix OpenOffice.org_project/320m12$Build-9483</meta:generator>
    <dc:creator>max </dc:creator>
    <meta:document-statistic meta:table-count="3" meta:cell-count="90" meta:object-count="0"/>
  </office:meta>
</office:document-meta>
</file>